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adugi" svg:font-family="Gadugi"/>
    <style:font-face style:name="Lucida Sans1" svg:font-family="'Lucida Sans'" style:font-family-generic="swiss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position="0% 100%" fo:font-size="12pt" fo:font-style="normal" style:text-underline-style="none" fo:font-weight="normal" officeooo:rsid="008cceba" officeooo:paragraph-rsid="0070a8f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8cceba" officeooo:paragraph-rsid="0070a8f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8f9a3c" officeooo:paragraph-rsid="0070a8f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8f9a3c" officeooo:paragraph-rsid="008f9a3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90ddaa" officeooo:paragraph-rsid="0090dda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90ddaa" officeooo:paragraph-rsid="0092c7b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90ddaa" officeooo:paragraph-rsid="00930d2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position="0% 100%" fo:font-size="12pt" fo:font-style="normal" style:text-underline-style="none" fo:font-weight="normal" officeooo:rsid="00950768" officeooo:paragraph-rsid="0095076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58%" officeooo:rsid="00930d29"/>
    </style:style>
    <style:style style:name="T2" style:family="text">
      <style:text-properties fo:color="#c9211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c9211e" fo:font-size="18pt" fo:font-style="italic" fo:font-weight="bold" officeooo:rsid="008f9a3c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officeooo:rsid="0090ddaa"/>
    </style:style>
    <style:style style:name="T5" style:family="text">
      <style:text-properties officeooo:rsid="0092c7b7"/>
    </style:style>
    <style:style style:name="T6" style:family="text">
      <style:text-properties officeooo:rsid="00930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eçon 19 cellule musculaire, une structure spécialisée dans son propre </text:span><text:span text:style-name="T3">raccourcissement</text:span> </text:p>
      <text:p text:style-name="P1"/>
      <text:p text:style-name="P1"/>
      <text:p text:style-name="P2"/>
      <text:p text:style-name="P3"/>
      <text:p text:style-name="P4">Constat : Les muscles striésqueletique ( MSS) sont attaché au os par les tendons. Lorsqu’il se contracte il raccourcisse est s’épaississe, il en résulte un mouvement relatif des os MSS</text:p>
      <text:p text:style-name="P4"/>
      <text:p text:style-name="P4">PB:OVCA comprendre comment les MSS peuvent raccourcir </text:p>
      <text:p text:style-name="P4"/>
      <text:p text:style-name="P4">Hypothèse : les cellule raccourcissent tout comme les molécule dont elle sont constitué.</text:p>
      <text:p text:style-name="P4"/>
      <text:p text:style-name="P4">Stratégie : comparé les cellules musculaire au repos et en activité grâce a des observation microscopique</text:p>
      <text:p text:style-name="P4">-comparé l’état des molécule constitutive des ces muscle au repos et en activité</text:p>
      <text:p text:style-name="P4"/>
      <text:p text:style-name="P4">muscle =&gt;vaisseau musculaire constitué de fibre musculaire= cellule <text:span text:style-name="T4">musculaire= myocyte </text:span></text:p>
      <text:p text:style-name="P4"><text:tab/><text:tab/><text:tab/><text:tab/><text:tab/><text:tab/><text:tab/><text:tab/><text:tab/><text:tab/><text:tab/><text:tab/><text:tab/><text:tab/><text:tab/><text:tab/><text:tab/><text:tab/>→ issue de la fusion de plusieurs cellule </text:p>
      <text:p text:style-name="P4"/>
      <text:p text:style-name="P5">a l’intérieure des myocytes ya des myofibrille (molécule= protéine) : <text:s/></text:p>
      <text:p text:style-name="P5">-actine</text:p>
      <text:p text:style-name="P5">-myosine </text:p>
      <text:p text:style-name="P5">peuvent glisser les une contre les autres en s’interpénétrant </text:p>
      <text:p text:style-name="P5"/>
      <text:p text:style-name="P6">sarcomère unité de base qui vas ce contracté et ce relâché</text:p>
      <text:p text:style-name="P6"/>
      <text:p text:style-name="P6"><text:span text:style-name="T5">Doc MSS coupe longitudinal </text:span></text:p>
      <text:p text:style-name="P6"/>
      <text:p text:style-name="P6"><text:span text:style-name="T5">Doc MSS coupe transversal </text:span></text:p>
      <text:p text:style-name="P6"/>
      <text:p text:style-name="P6"><text:span text:style-name="T5">Doc 5 </text:span></text:p>
      <text:p text:style-name="P6"/>
      <text:p text:style-name="P6"/>
      <text:p text:style-name="P6"><text:span text:style-name="T5">mettre I </text:span></text:p>
      <text:p text:style-name="P6"/>
      <text:p text:style-name="P7"><text:span text:style-name="T5">doc 9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6">Constat : c’est donc le coullissage des filaments d’actines par rapport a ceux de myosine qui est résponsable de la contraction musculaire. Nous avons déjà vue que les ions Ca</text:span><text:span text:style-name="T1">2+</text:span><text:span text:style-name="T6"> sont nécaissére a cette contraction mais une autre molécule l’ATP semble aussi indispensable </text:span></text:p>
      <text:p text:style-name="P7"/>
      <text:p text:style-name="P7"><text:span text:style-name="T6">Pb : OVCA comprendre les relation qui existe entre les myofilament le Ca2+ et l’ATP </text:span></text:p>
      <text:p text:style-name="P7"/>
      <text:p text:style-name="P7"><text:span text:style-name="T6">Stratégie : comparé la conformation des myofilament en présence et absence d’ATP et ou en présence ou absence de Ca2+</text:span> </text:p>
      <text:p text:style-name="P7"/>
      <text:p text:style-name="P7"/>
      <text:p text:style-name="P8">Doc 14 15 16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adugi" svg:font-family="Gadugi"/>
    <style:font-face style:name="Lucida Sans1" svg:font-family="'Lucida Sans'" style:font-family-generic="swiss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dugi" fo:font-family="Gadugi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dugi" fo:font-family="Gadugi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3.1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9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7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244cm" fo:margin-left="2.49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3T11:30:55.695000000</meta:creation-date>
    <dc:date>2023-01-13T10:22:35.014000000</dc:date>
    <meta:editing-duration>PT8H46M1S</meta:editing-duration>
    <meta:editing-cycles>100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22" meta:word-count="236" meta:character-count="1514" meta:non-whitespace-character-count="1265"/>
  </office:meta>
</office:document-meta>
</file>